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able-cell-properties fo:background-color="#b2b2b2"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19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fo:background-color="#eeeeee" fo:border-left="0.74pt solid #000000" fo:border-right="0.74pt solid #000000" fo:border-top="0.74pt solid #000000"/>
    </style:style>
    <style:style style:name="ce2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ackground-color="#eeeeee" fo:border="0.74pt solid #000000"/>
      <style:text-properties style:text-underline-style="none"/>
    </style:style>
    <style:style style:name="ce12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24"/>
        <table:table-column table:style-name="co2" table:default-cell-style-name="ce7"/>
        <table:table-column table:style-name="co3" table:default-cell-style-name="ce7"/>
        <table:table-column table:style-name="co2" table:default-cell-style-name="Default"/>
        <table:table-column table:style-name="co2" table:number-columns-repeated="3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nassigned Dice</text:p>
          </table:table-cell>
          <table:table-cell table:style-name="ce8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2" table:number-columns-repeated="3"/>
          <table:table-cell table:style-name="ce5" table:formula="of:=[.A4]*3+2-[.C6]-[.D6]" office:value-type="float" office:value="0" calcext:value-type="float">
            <text:p>0</text:p>
          </table:table-cell>
          <table:table-cell table:style-name="ce9" table:number-columns-spanned="4" table:number-rows-spanned="1"/>
          <table:covered-table-cell table:number-columns-repeated="2" table:style-name="Default"/>
          <table:covered-table-cell table:style-name="ce13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Nat</text:p>
          </table:table-cell>
          <table:table-cell table:style-name="ce1" office:value-type="string" calcext:value-type="string">
            <text:p>Sup</text:p>
          </table:table-cell>
          <table:table-cell table:style-name="ce9" table:number-columns-spanned="4" table:number-rows-spanned="1"/>
          <table:covered-table-cell table:number-columns-repeated="2" table:style-name="Default"/>
          <table:covered-table-cell table:style-name="ce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formula="of:=ROUNDUP([.A4]/5)" office:value-type="float" office:value="2" calcext:value-type="float">
            <text:p>2</text:p>
          </table:table-cell>
          <table:table-cell table:style-name="ce5" table:formula="of:=ROUNDUP([.C6]/6)" office:value-type="float" office:value="3" calcext:value-type="float">
            <text:p>3</text:p>
          </table:table-cell>
          <table:table-cell table:style-name="ce5" table:formula="of:=ROUNDUP([.D6]/6)" office:value-type="float" office:value="2" calcext:value-type="float">
            <text:p>2</text:p>
          </table:table-cell>
          <table:table-cell table:style-name="ce2" table:number-columns-spanned="4" table:number-rows-spanned="1"/>
          <table:covered-table-cell table:number-columns-repeated="2" table:style-name="ce11"/>
          <table:covered-table-cell table:style-name="ce14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SP Dice</text:p>
          </table:table-cell>
          <table:table-cell table:style-name="ce4" office:value-type="string" calcext:value-type="string">
            <text:p>MP Dice</text:p>
          </table:table-cell>
          <table:table-cell table:style-name="ce3"/>
          <table:table-cell table:style-name="Default"/>
          <table:table-cell table:style-name="ce33" office:value-type="string" calcext:value-type="string">
            <text:p>Movement</text:p>
          </table:table-cell>
          <table:table-cell table:style-name="ce33" office:value-type="string" calcext:value-type="string">
            <text:p>Speed(ft)</text:p>
          </table:table-cell>
        </table:table-row>
        <table:table-row table:style-name="ro1"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Max</text:p>
          </table:table-cell>
          <table:table-cell table:style-name="Default"/>
          <table:table-cell table:style-name="ce6" office:value-type="string" calcext:value-type="string">
            <text:p>Wal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urrent</text:p>
          </table:table-cell>
          <table:table-cell table:style-name="Default"/>
          <table:table-cell table:style-name="ce6" office:value-type="string" calcext:value-type="string">
            <text:p>Climb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MP</text:p>
          </table:table-cell>
          <table:table-cell table:style-name="ce3"/>
          <table:table-cell table:style-name="Default"/>
          <table:table-cell table:style-name="ce6" office:value-type="string" calcext:value-type="string">
            <text:p>Swim</text:p>
          </table:table-cell>
          <table:table-cell/>
        </table:table-row>
        <table:table-row table:style-name="ro1">
          <table:table-cell table:style-name="Default"/>
          <table:table-cell table:style-name="ce6" table:formula="of:=[.A4]+[.D15]+[.G15]" office:value-type="float" office:value="9" calcext:value-type="float">
            <text:p>9</text:p>
          </table:table-cell>
          <table:table-cell table:style-name="ce6" table:formula="of:=[.A4]*[.D15]+2*[.C6]" office:value-type="float" office:value="26" calcext:value-type="float">
            <text:p>26</text:p>
          </table:table-cell>
          <table:table-cell table:style-name="ce6" table:formula="of:=[.A4]*[.G15]+2*[.D6]" office:value-type="float" office:value="34" calcext:value-type="float">
            <text:p>34</text:p>
          </table:table-cell>
          <table:table-cell table:style-name="ce6" office:value-type="string" calcext:value-type="string">
            <text:p>Max</text:p>
          </table:table-cell>
          <table:table-cell table:style-name="Default"/>
          <table:table-cell table:style-name="ce6" office:value-type="string" calcext:value-type="string">
            <text:p>Fly</text:p>
          </table:table-cell>
          <table:table-cell/>
        </table:table-row>
        <table:table-row table:style-name="ro1">
          <table:table-cell table:style-name="Default"/>
          <table:table-cell table:style-name="ce7"/>
          <table:table-cell table:number-columns-repeated="2"/>
          <table:table-cell table:style-name="ce6" office:value-type="string" calcext:value-type="string">
            <text:p>Current</text:p>
          </table:table-cell>
          <table:table-cell table:style-name="Default"/>
          <table:table-cell table:style-name="ce6" office:value-type="string" calcext:value-type="string">
            <text:p>Dig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6" office:value-type="string" calcext:value-type="string">
            <text:p>Blink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6" office:value-type="string" calcext:value-type="string">
            <text:p>Cosmic</text:p>
          </table:table-cell>
          <table:table-cell/>
        </table:table-row>
        <table:table-row table:style-name="ro1">
          <table:table-cell table:style-name="ce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ex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Wis</text:p>
          </table:table-cell>
          <table:table-cell table:style-name="ce4" office:value-type="string" calcext:value-type="string">
            <text:p>Cha</text:p>
          </table:table-cell>
          <table:table-cell table:style-name="Default"/>
        </table:table-row>
        <table:table-row table:style-name="ro1">
          <table:table-cell office:value-type="string" calcext:value-type="string">
            <text:p>Stat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string" calcext:value-type="string">
            <text:p>Bonus</text:p>
          </table:table-cell>
          <table:table-cell table:style-name="ce6" table:formula="of:=ROUNDUP([.B14]/2-0.5)-5" office:value-type="float" office:value="-1" calcext:value-type="float">
            <text:p>-1</text:p>
          </table:table-cell>
          <table:table-cell table:style-name="ce6" table:formula="of:=ROUNDUP([.C14]/2-0.5)-5" office:value-type="float" office:value="0" calcext:value-type="float">
            <text:p>0</text:p>
          </table:table-cell>
          <table:table-cell table:style-name="ce6" table:formula="of:=ROUNDUP([.D14]/2-0.5)-5" office:value-type="float" office:value="0" calcext:value-type="float">
            <text:p>0</text:p>
          </table:table-cell>
          <table:table-cell table:style-name="ce6" table:formula="of:=ROUNDUP([.E14]/2-0.5)-5" office:value-type="float" office:value="1" calcext:value-type="float">
            <text:p>1</text:p>
          </table:table-cell>
          <table:table-cell table:style-name="ce6" table:formula="of:=ROUNDUP([.F14]/2-0.5)-5" office:value-type="float" office:value="3" calcext:value-type="float">
            <text:p>3</text:p>
          </table:table-cell>
          <table:table-cell table:style-name="ce6" table:formula="of:=ROUNDUP([.G14]/2-0.5)-5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</text:p>
          </table:table-cell>
          <table:table-cell table:style-name="ce6" table:formula="of:=[.B15]+[.$B$4]+[.$C$4]*[.B17]" office:value-type="float" office:value="1" calcext:value-type="float">
            <text:p>1</text:p>
          </table:table-cell>
          <table:table-cell table:style-name="ce6" table:formula="of:=[.C15]+[.$B$4]+[.$C$4]*[.C17]" office:value-type="float" office:value="5" calcext:value-type="float">
            <text:p>5</text:p>
          </table:table-cell>
          <table:table-cell table:style-name="ce6" table:formula="of:=[.D15]+[.$B$4]+[.$C$4]*[.D17]" office:value-type="float" office:value="2" calcext:value-type="float">
            <text:p>2</text:p>
          </table:table-cell>
          <table:table-cell table:style-name="ce6" table:formula="of:=[.E15]+[.$B$4]+[.$D$4]*[.E17]" office:value-type="float" office:value="3" calcext:value-type="float">
            <text:p>3</text:p>
          </table:table-cell>
          <table:table-cell table:style-name="ce6" table:formula="of:=[.F15]+[.$B$4]+[.$D$4]*[.F17]" office:value-type="float" office:value="7" calcext:value-type="float">
            <text:p>7</text:p>
          </table:table-cell>
          <table:table-cell table:style-name="ce6" table:formula="of:=[.G15]+[.$B$4]+[.$D$4]*[.G17]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ficient?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3"/>
          <table:table-cell table:style-name="ce4" office:value-type="string" calcext:value-type="string">
            <text:p>Attack Bonus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NAP/SAP</text:p>
          </table:table-cell>
          <table:table-cell/>
          <table:table-cell table:style-name="ce6" office:value-type="string" calcext:value-type="string">
            <text:p>Abiliy</text:p>
          </table:table-cell>
          <table:table-cell table:style-name="ce6" office:value-type="string" calcext:value-type="string" table:number-columns-spanned="2" table:number-rows-spanned="1">
            <text:p>Notes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Str</text:p>
          </table:table-cell>
          <table:table-cell table:style-name="ce6" table:formula="of:=[.D20]+[.B15]" office:value-type="float" office:value="4" calcext:value-type="float">
            <text:p>4</text:p>
          </table:table-cell>
          <table:table-cell table:style-name="ce6" table:formula="of:=[.B20]+13" office:value-type="float" office:value="17" calcext:value-type="float">
            <text:p>17</text:p>
          </table:table-cell>
          <table:table-cell table:style-name="ce6" table:formula="of:=[.$B$4]+[.$C$4]" office:value-type="float" office:value="5" calcext:value-type="float">
            <text:p>5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x</text:p>
          </table:table-cell>
          <table:table-cell table:style-name="ce6" table:formula="of:=[.D21]+[.C15]" office:value-type="float" office:value="5" calcext:value-type="float">
            <text:p>5</text:p>
          </table:table-cell>
          <table:table-cell table:style-name="ce6" table:formula="of:=[.B21]+13" office:value-type="float" office:value="18" calcext:value-type="float">
            <text:p>18</text:p>
          </table:table-cell>
          <table:table-cell table:style-name="ce6" table:formula="of:=[.$B$4]+[.$C$4]" office:value-type="float" office:value="5" calcext:value-type="float">
            <text:p>5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Int</text:p>
          </table:table-cell>
          <table:table-cell table:style-name="ce6" table:formula="of:=[.D22]+[.E15]" office:value-type="float" office:value="5" calcext:value-type="float">
            <text:p>5</text:p>
          </table:table-cell>
          <table:table-cell table:style-name="ce6" table:formula="of:=[.B22]+13" office:value-type="float" office:value="18" calcext:value-type="float">
            <text:p>18</text:p>
          </table:table-cell>
          <table:table-cell table:style-name="ce6" table:formula="of:=[.$B$4]+[.$D$4]" office:value-type="float" office:value="4" calcext:value-type="float">
            <text:p>4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Wis</text:p>
          </table:table-cell>
          <table:table-cell table:style-name="ce6" table:formula="of:=[.D23]+[.F15]" office:value-type="float" office:value="7" calcext:value-type="float">
            <text:p>7</text:p>
          </table:table-cell>
          <table:table-cell table:style-name="ce6" table:formula="of:=[.B23]+13" office:value-type="float" office:value="20" calcext:value-type="float">
            <text:p>20</text:p>
          </table:table-cell>
          <table:table-cell table:style-name="ce6" table:formula="of:=[.$B$4]+[.$D$4]" office:value-type="float" office:value="4" calcext:value-type="float">
            <text:p>4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kill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Ranks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Other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Athletics</text:p>
          </table:table-cell>
          <table:table-cell table:formula="of:=[.$B$15]+[.C26]+[.$B$4]*[.D26]+[.E26]" office:value-type="float" office:value="-1" calcext:value-type="float">
            <text:p>-1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>
            <text:p>Climb</text:p>
          </table:table-cell>
          <table:table-cell table:formula="of:=[.$B$15]+[.C27]+[.$B$4]*[.D27]+[.E27]" office:value-type="float" office:value="-1" calcext:value-type="float">
            <text:p>-1</text:p>
          </table:table-cell>
          <table:table-cell table:style-name="ce27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Swim</text:p>
          </table:table-cell>
          <table:table-cell table:formula="of:=[.$B$15]+[.C28]+[.$B$4]*[.D28]+[.E28]" office:value-type="float" office:value="-1" calcext:value-type="float">
            <text:p>-1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ortify</text:p>
          </table:table-cell>
          <table:table-cell table:formula="of:=[.$B$15]+[.C29]+[.$B$4]*[.D29]+[.E29]" office:value-type="float" office:value="-1" calcext:value-type="float">
            <text:p>-1</text:p>
          </table:table-cell>
          <table:table-cell table:number-columns-repeated="2"/>
          <table:table-cell table:style-name="ce7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Sleight of Hand</text:p>
          </table:table-cell>
          <table:table-cell table:formula="of:=[.$C$15]+[.C30]+[.$B$4]*[.D30]+[.E30]" office:value-type="float" office:value="0" calcext:value-type="float">
            <text:p>0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Tinker</text:p>
          </table:table-cell>
          <table:table-cell table:formula="of:=[.$C$15]+[.C31]+[.$B$4]*[.D31]+[.E31]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Heal</text:p>
          </table:table-cell>
          <table:table-cell table:formula="of:=[.$C$15]+[.C32]+[.$B$4]*[.D32]+[.E32]" office:value-type="float" office:value="0" calcext:value-type="float">
            <text:p>0</text:p>
          </table:table-cell>
          <table:table-cell table:number-columns-repeated="2"/>
          <table:table-cell table:style-name="ce7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Acrobatics</text:p>
          </table:table-cell>
          <table:table-cell table:formula="of:=[.$C$15]+[.C33]+[.$B$4]*[.D33]+[.E33]" office:value-type="float" office:value="0" calcext:value-type="float">
            <text:p>0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>
            <text:p>Fly</text:p>
          </table:table-cell>
          <table:table-cell table:formula="of:=[.$C$15]+[.C34]+[.$B$4]*[.D34]+[.E34]" office:value-type="float" office:value="0" calcext:value-type="float">
            <text:p>0</text:p>
          </table:table-cell>
          <table:table-cell table:style-name="ce27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Ride</text:p>
          </table:table-cell>
          <table:table-cell table:formula="of:=[.$C$15]+[.C35]+[.$B$4]*[.D35]+[.E35]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ealth</text:p>
          </table:table-cell>
          <table:table-cell table:formula="of:=[.$C$15]+[.C36]+[.$B$4]*[.D36]+[.E36]" office:value-type="float" office:value="0" calcext:value-type="float">
            <text:p>0</text:p>
          </table:table-cell>
          <table:table-cell table:number-columns-repeated="2"/>
          <table:table-cell table:style-name="ce7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Harvest</text:p>
          </table:table-cell>
          <table:table-cell table:formula="of:=[.$D$15]+[.C37]+[.$B$4]*[.D37]+[.E37]" office:value-type="float" office:value="0" calcext:value-type="float">
            <text:p>0</text:p>
          </table:table-cell>
          <table:table-cell table:number-columns-repeated="2"/>
          <table:table-cell table:style-name="ce7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cademics</text:p>
          </table:table-cell>
          <table:table-cell table:formula="of:=[.$E$15]+[.C38]+[.$B$4]*[.D38]+[.E38]" office:value-type="float" office:value="1" calcext:value-type="float">
            <text:p>1</text:p>
          </table:table-cell>
          <table:table-cell table:number-columns-repeated="2"/>
          <table:table-cell table:style-name="ce7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ppraise</text:p>
          </table:table-cell>
          <table:table-cell table:formula="of:=[.$E$15]+[.C39]+[.$B$4]*[.D39]+[.E39]" office:value-type="float" office:value="1" calcext:value-type="float">
            <text:p>1</text:p>
          </table:table-cell>
          <table:table-cell table:number-columns-repeated="2"/>
          <table:table-cell table:style-name="ce7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Prospect</text:p>
          </table:table-cell>
          <table:table-cell table:formula="of:=[.$E$15]+[.C40]+[.$B$4]*[.D40]+[.E40]" office:value-type="float" office:value="1" calcext:value-type="float">
            <text:p>1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Navigate</text:p>
          </table:table-cell>
          <table:table-cell table:formula="of:=[.$E$15]+[.C41]+[.$B$4]*[.D41]+[.E41]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K: Arcana</text:p>
          </table:table-cell>
          <table:table-cell table:formula="of:=[.$E$15]+[.C42]+[.$B$4]*[.D42]+[.E42]" office:value-type="float" office:value="1" calcext:value-type="float">
            <text:p>1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>
            <text:p>K: Geography</text:p>
          </table:table-cell>
          <table:table-cell table:formula="of:=[.$E$15]+[.C43]+[.$B$4]*[.D43]+[.E43]" office:value-type="float" office:value="1" calcext:value-type="float">
            <text:p>1</text:p>
          </table:table-cell>
          <table:table-cell table:style-name="ce27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K: Nature</text:p>
          </table:table-cell>
          <table:table-cell table:formula="of:=[.$E$15]+[.C44]+[.$B$4]*[.D44]+[.E44]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K: Dungeoneering</text:p>
          </table:table-cell>
          <table:table-cell table:formula="of:=[.$E$15]+[.C45]+[.$B$4]*[.D45]+[.E45]" office:value-type="float" office:value="1" calcext:value-type="float">
            <text:p>1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>
            <text:p>K: History</text:p>
          </table:table-cell>
          <table:table-cell table:formula="of:=[.$E$15]+[.C46]+[.$B$4]*[.D46]+[.E46]" office:value-type="float" office:value="1" calcext:value-type="float">
            <text:p>1</text:p>
          </table:table-cell>
          <table:table-cell table:style-name="ce27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K: Religion</text:p>
          </table:table-cell>
          <table:table-cell table:formula="of:=[.$E$15]+[.C47]+[.$B$4]*[.D47]+[.E47]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Observe</text:p>
          </table:table-cell>
          <table:table-cell table:formula="of:=[.$F$15]+[.C48]+[.$B$4]*[.D48]+[.E48]" office:value-type="float" office:value="3" calcext:value-type="float">
            <text:p>3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>
            <text:p>Sense Motive</text:p>
          </table:table-cell>
          <table:table-cell table:formula="of:=[.$F$15]+[.C49]+[.$B$4]*[.D49]+[.E49]" office:value-type="float" office:value="3" calcext:value-type="float">
            <text:p>3</text:p>
          </table:table-cell>
          <table:table-cell table:style-name="ce27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Track</text:p>
          </table:table-cell>
          <table:table-cell table:formula="of:=[.$F$15]+[.C50]+[.$B$4]*[.D50]+[.E50]" office:value-type="float" office:value="3" calcext:value-type="float">
            <text:p>3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pellworking</text:p>
          </table:table-cell>
          <table:table-cell table:formula="of:=[.$F$15]+[.C51]+[.$B$4]*[.D51]+[.E51]" office:value-type="float" office:value="3" calcext:value-type="float">
            <text:p>3</text:p>
          </table:table-cell>
          <table:table-cell table:number-columns-repeated="2"/>
          <table:table-cell table:style-name="ce7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Diplomacy</text:p>
          </table:table-cell>
          <table:table-cell table:formula="of:=[.$G$15]+[.C52]+[.$B$4]*[.D52]+[.E52]" office:value-type="float" office:value="2" calcext:value-type="float">
            <text:p>2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>
            <text:p>Intimidate</text:p>
          </table:table-cell>
          <table:table-cell table:formula="of:=[.$G$15]+[.C53]+[.$B$4]*[.D53]+[.E53]" office:value-type="float" office:value="2" calcext:value-type="float">
            <text:p>2</text:p>
          </table:table-cell>
          <table:table-cell table:style-name="ce27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Persuade</text:p>
          </table:table-cell>
          <table:table-cell table:formula="of:=[.$G$15]+[.C54]+[.$B$4]*[.D54]+[.E54]" office:value-type="float" office:value="2" calcext:value-type="float">
            <text:p>2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Deceive</text:p>
          </table:table-cell>
          <table:table-cell table:formula="of:=[.$G$15]+[.C55]+[.$B$4]*[.D55]+[.E55]" office:value-type="float" office:value="2" calcext:value-type="float">
            <text:p>2</text:p>
          </table:table-cell>
          <table:table-cell table:style-name="ce26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Perform</text:p>
          </table:table-cell>
          <table:table-cell table:formula="of:=[.$G$15]+[.C56]+[.$B$4]*[.D56]+[.E56]" office:value-type="float" office:value="2" calcext:value-type="float">
            <text:p>2</text:p>
          </table:table-cell>
          <table:table-cell table:style-name="ce2" table:number-columns-repeated="3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Default"/>
          <table:table-cell table:style-name="ce4" office:value-type="string" calcext:value-type="string">
            <text:p>Remaining</text:p>
          </table:table-cell>
          <table:table-cell table:style-name="ce6" table:formula="of:=(3+[.A4]*(3+[.E15]))-SUM([.C26:.C56])" office:value-type="float" office:value="31" calcext:value-type="float">
            <text:p>31</text:p>
          </table:table-cell>
          <table:table-cell table:style-name="ce6" table:formula="of:=[.A4]-COUNTIF([.D26:.D56];1)" office:value-type="float" office:value="7" calcext:value-type="float">
            <text:p>7</text:p>
          </table:table-cell>
          <table:table-cell table:style-name="ce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Default"/>
          <table:table-cell table:style-name="ce25" office:value-type="string" calcext:value-type="string">
            <text:p>Max ranks</text:p>
          </table:table-cell>
          <table:table-cell table:style-name="ce28" table:formula="of:=ROUNDUP([.A4]/2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499cm" fo:margin-bottom="1.499cm" fo:margin-left="1.499cm" fo:margin-right="1.49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ey Zholobenko</meta:initial-creator>
    <meta:creation-date>2024-01-25T02:17:09.512027305</meta:creation-date>
    <dc:date>2024-01-25T13:33:07.564583290</dc:date>
    <dc:creator>Aleksey Zholobenko</dc:creator>
    <meta:editing-duration>PT1H21M44S</meta:editing-duration>
    <meta:editing-cycles>26</meta:editing-cycles>
    <meta:generator>LibreOffice/7.3.7.2$Linux_X86_64 LibreOffice_project/30$Build-2</meta:generator>
    <meta:document-statistic meta:table-count="1" meta:cell-count="163" meta:object-count="0"/>
  </office:meta>
</office:document-meta>
</file>